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83cm"/>
    </style:style>
    <style:style style:name="co3" style:family="table-column">
      <style:table-column-properties fo:break-before="auto" style:column-width="3.219cm"/>
    </style:style>
    <style:style style:name="co4" style:family="table-column">
      <style:table-column-properties fo:break-before="auto" style:column-width="3.002cm"/>
    </style:style>
    <style:style style:name="co5" style:family="table-column">
      <style:table-column-properties fo:break-before="auto" style:column-width="2.813cm"/>
    </style:style>
    <style:style style:name="co6" style:family="table-column">
      <style:table-column-properties fo:break-before="auto" style:column-width="2.598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2.383cm"/>
    </style:style>
    <style:style style:name="co9" style:family="table-column">
      <style:table-column-properties fo:break-before="auto" style:column-width="2.5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5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ull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Default"/>
        <table:table-column table:style-name="co1" table:default-cell-style-name="Default"/>
        <table:table-row table:style-name="ro1" table:number-rows-repeated="3">
          <table:table-cell/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node-node (single)</text:p>
          </table:table-cell>
          <table:table-cell table:style-name="ce1" office:value-type="string" calcext:value-type="string">
            <text:p>node-node (all)</text:p>
          </table:table-cell>
          <table:table-cell table:style-name="ce1" office:value-type="string" calcext:value-type="string">
            <text:p>node-all (single)</text:p>
          </table:table-cell>
          <table:table-cell table:style-name="ce1" office:value-type="string" calcext:value-type="string">
            <text:p>node-all (all)</text:p>
          </table:table-cell>
          <table:table-cell table:style-name="ce1" office:value-type="string" calcext:value-type="string">
            <text:p>all-all (single)</text:p>
          </table:table-cell>
          <table:table-cell table:style-name="ce1" office:value-type="string" calcext:value-type="string">
            <text:p>all-all (all)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string" calcext:value-type="string">
            <text:p>cycle-5-ud-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ycle-5-ud-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ycle-5-ud-0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ycle-8-ud-0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ycle-8-ud-0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ycle-8-ud-0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QR-ud-0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QR-ud-0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QR-ud-02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inear-8-ud-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8" calcext:value-type="float">
            <text:p>28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linear-8-ud-0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linear-8-ud-0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mboid-7-ud-0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mboid-7-ud-0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omboid-7-ud-02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Qromboid-9-ud-00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Qromboid-9-ud-01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Qromboid-9-ud-02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mallNet-1-ud-0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mallNet-1-ud-0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SmallNet-1-ud-02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 table:number-rows-repeated="4">
          <table:table-cell/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max identifier=</text:p>
          </table:table-cell>
          <table:table-cell table:style-name="Default" table:formula="of:=MAX([.C5:.H25])" office:value-type="float" office:value="36" calcext:value-type="float">
            <text:p/>
          </table:table-cell>
          <table:table-cell table:style-name="Default" table:number-columns-repeated="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4P0"/>
    </number:currency-style>
    <number:number-style style:name="N105">
      <number:number number:decimal-places="0" number:min-integer-digits="4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2">00/00/0000</text:date>, <text:time style:data-style-name="N2" text:time-value="10:56:09.939596585"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luís </meta:initial-creator>
    <meta:creation-date>2019-01-21T08:54:05.285751694</meta:creation-date>
    <dc:date>2019-01-22T10:56:40.022853189</dc:date>
    <dc:creator>Lluís </dc:creator>
    <meta:editing-duration>PT1H30M54S</meta:editing-duration>
    <meta:editing-cycles>21</meta:editing-cycles>
    <meta:generator>LibreOffice/4.2.3.3$Linux_x86 LibreOffice_project/420m0$Build-3</meta:generator>
    <meta:document-statistic meta:table-count="1" meta:cell-count="66" meta:object-count="0"/>
  </office:meta>
</office:document-meta>
</file>